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5.681cm" table:align="left"/>
    </style:style>
    <style:style style:name="Tabla2.A" style:family="table-column">
      <style:table-column-properties style:column-width="0.637cm"/>
    </style:style>
    <style:style style:name="Tabla2.B" style:family="table-column">
      <style:table-column-properties style:column-width="12.522cm"/>
    </style:style>
    <style:style style:name="Tabla2.C" style:family="table-column">
      <style:table-column-properties style:column-width="2.522cm"/>
    </style:style>
    <style:style style:name="Tabla2.A1" style:family="table-cell">
      <style:table-cell-properties style:vertical-align="middle" fo:padding="0.049cm" fo:border="none"/>
    </style:style>
    <style:style style:name="Tabla1" style:family="table">
      <style:table-properties style:width="17cm" table:align="left"/>
    </style:style>
    <style:style style:name="Tabla1.A" style:family="table-column">
      <style:table-column-properties style:column-width="6.697cm"/>
    </style:style>
    <style:style style:name="Tabla1.B" style:family="table-column">
      <style:table-column-properties style:column-width="2.487cm"/>
    </style:style>
    <style:style style:name="Tabla1.C" style:family="table-column">
      <style:table-column-properties style:column-width="7.81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Calibri" fo:font-size="12pt" style:text-underline-style="solid" style:text-underline-width="auto" style:text-underline-color="font-color" fo:font-weight="bold" officeooo:rsid="00182bfb" officeooo:paragraph-rsid="00182bfb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Calibri" fo:font-size="12pt" style:font-size-asian="12pt" style:font-size-complex="12pt"/>
    </style:style>
    <style:style style:name="P4" style:family="paragraph" style:parent-style-name="Preformatted_20_Text">
      <style:text-properties style:font-name="Calibri" fo:font-size="12pt" officeooo:rsid="00156f67" officeooo:paragraph-rsid="00156f67" style:font-size-asian="12pt" style:font-size-complex="12pt"/>
    </style:style>
    <style:style style:name="P5" style:family="paragraph" style:parent-style-name="Preformatted_20_Text">
      <style:text-properties style:font-name="Calibri" fo:font-size="12pt" officeooo:rsid="0016da0f" style:font-size-asian="12pt" style:font-size-complex="12pt"/>
    </style:style>
    <style:style style:name="P6" style:family="paragraph" style:parent-style-name="Preformatted_20_Text"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Calibri" fo:font-size="12pt" style:text-underline-style="none" fo:font-weight="normal" officeooo:rsid="00182bfb" officeooo:paragraph-rsid="00182bf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officeooo:rsid="0004e0d1" officeooo:paragraph-rsid="0004e0d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4pt" fo:font-weight="bold" officeooo:rsid="0004e0d1" officeooo:paragraph-rsid="0004e0d1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fo:color="#000080" loext:opacity="100%"/>
    </style:style>
    <style:style style:name="T2" style:family="text">
      <style:text-properties fo:color="#000080" loext:opacity="100%" fo:font-weight="bold"/>
    </style:style>
    <style:style style:name="T3" style:family="text">
      <style:text-properties fo:color="#000080" loext:opacity="100%" fo:font-weight="bold" officeooo:rsid="0006735a"/>
    </style:style>
    <style:style style:name="T4" style:family="text">
      <style:text-properties fo:color="#000080" loext:opacity="100%" fo:font-style="italic" fo:font-weight="bold" officeooo:rsid="000b5603" style:font-weight-asian="bold" style:font-weight-complex="bold"/>
    </style:style>
    <style:style style:name="T5" style:family="text">
      <style:text-properties fo:color="#000080" loext:opacity="100%" officeooo:rsid="00073641"/>
    </style:style>
    <style:style style:name="T6" style:family="text">
      <style:text-properties fo:color="#808080" loext:opacity="100%"/>
    </style:style>
    <style:style style:name="T7" style:family="text">
      <style:text-properties officeooo:rsid="0005d0c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-asian="Courier New" style:font-name-complex="Liberation Mono"/>
    </style:style>
    <style:style style:name="T10" style:family="text">
      <style:text-properties fo:color="#000000" loext:opacity="100%" officeooo:rsid="0005d0cc"/>
    </style:style>
    <style:style style:name="T11" style:family="text">
      <style:text-properties officeooo:rsid="0006735a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officeooo:rsid="0006735a"/>
    </style:style>
    <style:style style:name="T14" style:family="text">
      <style:text-properties fo:color="#0000ff" loext:opacity="100%" officeooo:rsid="00073641"/>
    </style:style>
    <style:style style:name="T15" style:family="text">
      <style:text-properties officeooo:rsid="00073641"/>
    </style:style>
    <style:style style:name="T16" style:family="text">
      <style:text-properties officeooo:rsid="0009141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4e0d1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073641"/>
    </style:style>
    <style:style style:name="T21" style:family="text">
      <style:text-properties style:text-underline-style="none"/>
    </style:style>
    <style:style style:name="T22" style:family="text">
      <style:text-properties fo:color="#008000" loext:opacity="100%" fo:font-weight="bold"/>
    </style:style>
    <style:style style:name="T23" style:family="text">
      <style:text-properties fo:font-style="italic" fo:font-weight="bold" officeooo:rsid="000b5603" style:font-weight-asian="bold" style:font-weight-complex="bold"/>
    </style:style>
    <style:style style:name="T24" style:family="text">
      <style:text-properties officeooo:rsid="00073641" fo:background-color="#ffe4ff" loext:char-shading-value="0"/>
    </style:style>
    <style:style style:name="T25" style:family="text">
      <style:text-properties officeooo:rsid="000d312f"/>
    </style:style>
    <style:style style:name="T26" style:family="text">
      <style:text-properties officeooo:rsid="00117d85"/>
    </style:style>
    <style:style style:name="T27" style:family="text">
      <style:text-properties officeooo:rsid="0004e0d1"/>
    </style:style>
    <style:style style:name="T28" style:family="text">
      <style:text-properties officeooo:rsid="00156f67"/>
    </style:style>
    <style:style style:name="T29" style:family="text">
      <style:text-properties officeooo:rsid="000b560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alibri" fo:font-size="12pt" style:font-size-asian="12pt" style:font-size-complex="12pt"/>
    </style:style>
    <style:style style:name="T32" style:family="text">
      <style:text-properties style:font-name="Calibri" fo:font-size="12pt" officeooo:rsid="00156f67" style:font-size-asian="12pt" style:font-size-complex="12pt"/>
    </style:style>
    <style:style style:name="T33" style:family="tex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4" style:family="text">
      <style:text-properties officeooo:rsid="0016da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huleta <text:span text:style-name="T28">P</text:span>ython</text:p>
      <text:p text:style-name="P9"/>
      <text:p text:style-name="P1">Funciones y sus par<text:span text:style-name="T28">á</text:span>metros</text:p>
      <text:p text:style-name="P3"/>
      <text:p text:style-name="P3"><text:span text:style-name="T2">def </text:span>disponible(p,actualC,actualR,destinoC,destinoR):</text:p>
      <text:p text:style-name="P3"/>
      <text:p text:style-name="P1">Declarar lista y diccionario. <text:s/><text:span text:style-name="T34">(</text:span>Recordad listas son inmutables<text:span text:style-name="T34">)</text:span></text:p>
      <text:p text:style-name="P3">lista=[]</text:p>
      <text:p text:style-name="P3">diccionario={}</text:p>
      <text:p text:style-name="P3"/>
      <text:p text:style-name="P1">Añadir a una lista</text:p>
      <text:p text:style-name="P3">lista.append(x) #Al final</text:p>
      <text:p text:style-name="P3">[x].append(lista) # Al principio</text:p>
      <text:p text:style-name="P3"/>
      <text:p text:style-name="P1">Unir dos lista<text:span text:style-name="T7">s</text:span></text:p>
      <text:p text:style-name="P3"><text:span text:style-name="T1">from </text:span>heapq <text:span text:style-name="T1">import </text:span>merge</text:p>
      <text:p text:style-name="P3">x=merge(l1,l2)</text:p>
      <text:p text:style-name="P3"/>
      <text:p text:style-name="P1">Conjun<text:span text:style-name="T28">t</text:span>os</text:p>
      <text:p text:style-name="P3">set(lista) #Convertir a conjunto</text:p>
      <text:p text:style-name="P3">Operaciones: union exclusiva, con ^, union normal es | y la interseccion &amp;</text:p>
      <text:p text:style-name="P3"><text:s text:c="4"/></text:p>
      <text:p text:style-name="P1">Ordenar una lista</text:p>
      <text:p text:style-name="P3">nombres.sort() #Ascendente</text:p>
      <text:p text:style-name="P3">nombres.sort(reverse=True) <text:s/>#<text:span text:style-name="T21">Descendente</text:span></text:p>
      <text:p text:style-name="P3"><text:bookmark-start text:name="__DdeLink__6_1380097688"/></text:p>
      <text:p text:style-name="P1">Ordenar con funcion de comparacion Python 2.7<text:bookmark-end text:name="__DdeLink__6_1380097688"/></text:p>
      <text:p text:style-name="P3">&gt;&gt;&gt; def numeric_compare(x, y):</text:p>
      <text:p text:style-name="P3"><text:bookmark text:name="line-2-13"/><text:s text:c="8"/>return x - y</text:p>
      <text:p text:style-name="P3"><text:bookmark text:name="line-3-10"/>&gt;&gt;&gt; sorted([5, 2, 4, 1, 3], cmp=numeric_compare)</text:p>
      <text:p text:style-name="P3"><text:bookmark text:name="line-4-8"/>[1, 2, 3, 4, 5]</text:p>
      <text:p text:style-name="P3"/>
      <text:p text:style-name="P1">Ordenar con funcion de comparacion Python <text:span text:style-name="T25">3</text:span></text:p>
      <text:p text:style-name="Preformatted_20_Text"><text:span text:style-name="Source_20_Text"><text:span text:style-name="T31">my_alphabet = ['a', 'b', 'c']</text:span></text:span></text:p>
      <text:p text:style-name="Preformatted_20_Text"><text:span text:style-name="Source_20_Text"><text:span text:style-name="T31">def custom_key(word):</text:span></text:span></text:p>
      <text:p text:style-name="Preformatted_20_Text"><text:span text:style-name="Source_20_Text"><text:span text:style-name="T31"><text:s text:c="3"/>numbers = []</text:span></text:span></text:p>
      <text:p text:style-name="Preformatted_20_Text"><text:span text:style-name="Source_20_Text"><text:span text:style-name="T31"><text:s text:c="3"/>for letter in word:</text:span></text:span></text:p>
      <text:p text:style-name="Preformatted_20_Text"><text:span text:style-name="Source_20_Text"><text:span text:style-name="T31"><text:s text:c="6"/>numbers.append(my_alphabet.index(letter))</text:span></text:span></text:p>
      <text:p text:style-name="Preformatted_20_Text"><text:span text:style-name="Source_20_Text"><text:span text:style-name="T31"><text:s text:c="3"/>return numbers</text:span></text:span></text:p>
      <text:p text:style-name="Preformatted_20_Text"><text:span text:style-name="Source_20_Text"><text:span text:style-name="T31">x=['cbaba', 'ababa', 'bbaa']</text:span></text:span></text:p>
      <text:p text:style-name="Preformatted_20_Text"><text:span text:style-name="Source_20_Text"><text:span text:style-name="T31">x.sort(key=custom_key)</text:span></text:span></text:p>
      <text:p text:style-name="Preformatted_20_Text"><text:span text:style-name="Source_20_Text"><text:span text:style-name="T31"/></text:span></text:p>
      <text:p text:style-name="Preformatted_20_Text"><text:span text:style-name="Source_20_Text"><text:span text:style-name="T33">Diccionario ordenado</text:span></text:span></text:p>
      <text:p text:style-name="Preformatted_20_Text"><text:span text:style-name="Source_20_Text"><text:span text:style-name="T31">from collections import OrderedDict</text:span></text:span></text:p>
      <text:p text:style-name="Preformatted_20_Text"><text:span text:style-name="Source_20_Text"><text:span text:style-name="T31">from operator import itemgetter <text:s text:c="3"/></text:span></text:span></text:p>
      <text:p text:style-name="P3"/>
      <text:p text:style-name="Preformatted_20_Text"><text:span text:style-name="Source_20_Text"><text:span text:style-name="T31">d = {"aa": 3, "bb": 4, "cc": 2, "dd": 1}</text:span></text:span></text:p>
      <text:p text:style-name="Preformatted_20_Text"><text:span text:style-name="Source_20_Text"><text:span text:style-name="T31">print(OrderedDict(sorted(d.items(), itemgetter(1), True)))</text:span></text:span></text:p>
      <text:p text:style-name="Preformatted_20_Text"><text:span text:style-name="Source_20_Text"><text:span text:style-name="T31"/></text:span></text:p>
      <text:p text:style-name="Preformatted_20_Text"><text:soft-page-break/><text:span text:style-name="Source_20_Text"><text:span text:style-name="T31"/></text:span></text:p>
      <text:p text:style-name="P3"><text:span text:style-name="T18">Copiar listas</text:span></text:p>
      <text:p text:style-name="P3"><text:span text:style-name="T2">from </text:span>copy <text:span text:style-name="T2">import </text:span>copy, deepcopy</text:p>
      <text:p text:style-name="P3">p2 = deepcopy(p)</text:p>
      <text:p text:style-name="P4">#Otra forma <text:s/>p2=p[:<text:span text:style-name="T34">]</text:span></text:p>
      <text:p text:style-name="P3"/>
      <text:p text:style-name="P1">Copiar diccionario</text:p>
      <text:p text:style-name="Preformatted_20_Text"><text:span text:style-name="Source_20_Text"><text:span text:style-name="T31">original = dict(a=1, b=2, c=dict(d=4, e=5))</text:span></text:span></text:p>
      <text:p text:style-name="Preformatted_20_Text"><text:span text:style-name="Source_20_Text"><text:span text:style-name="T31">new = original.copy()</text:span></text:span></text:p>
      <text:p text:style-name="P3"><text:span text:style-name="T27"><text:line-break/></text:span><text:span text:style-name="T19">Convertir a lista</text:span></text:p>
      <text:p text:style-name="P3">x=list(loquesea)</text:p>
      <text:p text:style-name="P3"/>
      <text:p text:style-name="P1">Eliminar duplicados de una lista</text:p>
      <text:p text:style-name="P3">#Elimina entradas duplicadas de una lista</text:p>
      <text:p text:style-name="P3"><text:span text:style-name="T2">def </text:span><text:span text:style-name="T6">eliminarDuplicadosLista</text:span>(l):</text:p>
      <text:p text:style-name="P3"><text:s text:c="4"/><text:span text:style-name="T2">return </text:span>list(set(l))</text:p>
      <text:p text:style-name="P1"/>
      <text:p text:style-name="P1">Lista de rangos numericos</text:p>
      <text:p text:style-name="P3">range(0, 10,<text:span text:style-name="T34">1</text:span>)</text:p>
      <text:p text:style-name="P3">Me saca una lista con los n<text:span text:style-name="T28">ú</text:span>meros del 0 al 9 (10 no incluido<text:span text:style-name="T34">) con incremento 1</text:span></text:p>
      <text:p text:style-name="P3"/>
      <text:p text:style-name="P1">Rellenar con ceros</text:p>
      <text:p text:style-name="P3"><text:span text:style-name="T1">import </text:span><text:span text:style-name="T8">numpy </text:span><text:span text:style-name="T1">as </text:span><text:span text:style-name="T8">np</text:span></text:p>
      <text:p text:style-name="P3">p = np.zeros((2,1))</text:p>
      <text:p text:style-name="P7"><text:span text:style-name="T34"># </text:span>Ceros en 2 filas y una columna</text:p>
      <text:p text:style-name="P3"><text:span text:style-name="T10">p([[ 0.],</text:span>[ 0.]])</text:p>
      <text:p text:style-name="P3"/>
      <text:p text:style-name="P1">Parametros desde consola</text:p>
      <text:p text:style-name="P3"><text:span text:style-name="T3">import </text:span><text:span text:style-name="T11">sys</text:span></text:p>
      <text:p text:style-name="P3"><text:span text:style-name="T11">nombreMaximoAntiguo=sys.argv[</text:span><text:span text:style-name="T13">1</text:span><text:span text:style-name="T11">]</text:span></text:p>
      <text:p text:style-name="P3">SPLIT Y MAP</text:p>
      <text:p text:style-name="P3">R,C,L,H=map(int, input().split())</text:p>
      <text:p text:style-name="P3"/>
      <text:p text:style-name="P3"><text:span text:style-name="T16">#</text:span>Divide la entrada en tokens y la mapea a cada variable</text:p>
      <text:p text:style-name="P3"><text:span text:style-name="T2">for </text:span>_ <text:span text:style-name="T2">in </text:span>range(R):</text:p>
      <text:p text:style-name="P3"><text:s text:c="4"/>pizza.append(input())</text:p>
      <text:p text:style-name="P3"><text:span text:style-name="T16">#</text:span><text:span text:style-name="T15">Lee R filas completas (una string por fila)</text:span></text:p>
      <text:p text:style-name="P3"/>
      <text:p text:style-name="P1"><text:span text:style-name="T15">N</text:span><text:span text:style-name="T28">ú</text:span>meros aleatorios</text:p>
      <text:p text:style-name="P3"><text:span text:style-name="T5">import </text:span><text:span text:style-name="T15">random</text:span></text:p>
      <text:p text:style-name="P3"><text:span text:style-name="T24">x</text:span><text:span text:style-name="T15">=random.randint(</text:span><text:span text:style-name="T14">0</text:span><text:span text:style-name="T15">,</text:span><text:span text:style-name="T14">1</text:span><text:span text:style-name="T12">0</text:span><text:span text:style-name="T15">) #</text:span>Numero entre 0 y 10 ambos incluidos</text:p>
      <text:p text:style-name="Preformatted_20_Text"><text:span text:style-name="Source_20_Text"><text:span text:style-name="T32">eje=random.</text:span></text:span><text:span text:style-name="Source_20_Text"><text:span text:style-name="T31">sample(list1,3) </text:span></text:span><text:span text:style-name="T32">#3 ejemplos aleatorios de list1</text:span></text:p>
      <text:p text:style-name="P3"><text:span text:style-name="T8">random.shuffle(mylist)</text:span> <text:span text:style-name="T28">#desordena la lista</text:span></text:p>
      <text:p text:style-name="P3"/>
      <text:p text:style-name="P3"/>
      <text:p text:style-name="P3"/>
      <text:p text:style-name="P3"/>
      <text:p text:style-name="P3"/>
      <text:p text:style-name="P1"><text:soft-page-break/><text:span text:style-name="T15">E</text:span>xpresiones regulares</text:p>
      <text:p text:style-name="P3">match → Comprueba que una cadena cumpla una expresión regular</text:p>
      <text:p text:style-name="P3">search → Busca primera ocurrencia de expresión regular, devuelve None si no encuentra</text:p>
      <text:p text:style-name="P3">split → separa por expersion regular ; sub → sustituye la expresión regular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216503993424">
          <table:table-cell table:style-name="Tabla2.A1" office:value-type="string">
            <text:p text:style-name="P3">\</text:p>
          </table:table-cell>
          <table:table-cell table:style-name="Tabla2.A1" office:value-type="string">
            <text:p text:style-name="P3">Señala una secuenca especial</text:p>
          </table:table-cell>
          <table:table-cell table:style-name="Tabla2.A1" office:value-type="string">
            <text:p text:style-name="P3">"\d"</text:p>
          </table:table-cell>
        </table:table-row>
        <table:table-row table:style-name="TableLine2216503987440">
          <table:table-cell table:style-name="Tabla2.A1" office:value-type="string">
            <text:p text:style-name="P3">.</text:p>
          </table:table-cell>
          <table:table-cell table:style-name="Tabla2.A1" office:value-type="string">
            <text:p text:style-name="P3"><text:span text:style-name="T26">Cualquier carácter </text:span>(except<text:span text:style-name="T26">o salto de linea</text:span>)</text:p>
          </table:table-cell>
          <table:table-cell table:style-name="Tabla2.A1" office:value-type="string">
            <text:p text:style-name="P3">"he..o"</text:p>
          </table:table-cell>
        </table:table-row>
        <table:table-row table:style-name="TableLine2216503993152">
          <table:table-cell table:style-name="Tabla2.A1" office:value-type="string">
            <text:p text:style-name="P3">^</text:p>
          </table:table-cell>
          <table:table-cell table:style-name="Tabla2.A1" office:value-type="string">
            <text:p text:style-name="P3">Comienza con</text:p>
          </table:table-cell>
          <table:table-cell table:style-name="Tabla2.A1" office:value-type="string">
            <text:p text:style-name="P3">"^hello"</text:p>
          </table:table-cell>
        </table:table-row>
        <table:table-row table:style-name="TableLine2216503990160">
          <table:table-cell table:style-name="Tabla2.A1" office:value-type="string">
            <text:p text:style-name="P3">$</text:p>
          </table:table-cell>
          <table:table-cell table:style-name="Tabla2.A1" office:value-type="string">
            <text:p text:style-name="P3">Acaba con</text:p>
          </table:table-cell>
          <table:table-cell table:style-name="Tabla2.A1" office:value-type="string">
            <text:p text:style-name="P3">"world$"</text:p>
          </table:table-cell>
        </table:table-row>
        <table:table-row table:style-name="TableLine2216503996144">
          <table:table-cell table:style-name="Tabla2.A1" office:value-type="string">
            <text:p text:style-name="P3">*</text:p>
          </table:table-cell>
          <table:table-cell table:style-name="Tabla2.A1" office:value-type="string">
            <text:p text:style-name="P3"><text:span text:style-name="T26">Ce</text:span>ro o <text:span text:style-name="T26">mas ocurrencias</text:span></text:p>
          </table:table-cell>
          <table:table-cell table:style-name="Tabla2.A1" office:value-type="string">
            <text:p text:style-name="P3">"aix*"</text:p>
          </table:table-cell>
        </table:table-row>
        <table:table-row table:style-name="TableLine2216503993696">
          <table:table-cell table:style-name="Tabla2.A1" office:value-type="string">
            <text:p text:style-name="P3">+</text:p>
          </table:table-cell>
          <table:table-cell table:style-name="Tabla2.A1" office:value-type="string">
            <text:p text:style-name="P3"><text:span text:style-name="T26">Una</text:span> o <text:span text:style-name="T26">mas ocurrencias</text:span></text:p>
          </table:table-cell>
          <table:table-cell table:style-name="Tabla2.A1" office:value-type="string">
            <text:p text:style-name="P3">"aix+"</text:p>
          </table:table-cell>
        </table:table-row>
        <table:table-row table:style-name="TableLine2216503985808">
          <table:table-cell table:style-name="Tabla2.A1" office:value-type="string">
            <text:p text:style-name="P3">{}</text:p>
          </table:table-cell>
          <table:table-cell table:style-name="Tabla2.A1" office:value-type="string">
            <text:p text:style-name="P3">Exactamente el número especificado de ocurrencias</text:p>
          </table:table-cell>
          <table:table-cell table:style-name="Tabla2.A1" office:value-type="string">
            <text:p text:style-name="P3">"al{2}"</text:p>
          </table:table-cell>
        </table:table-row>
        <table:table-row table:style-name="TableLine2216503994512">
          <table:table-cell table:style-name="Tabla2.A1" office:value-type="string">
            <text:p text:style-name="P3">|</text:p>
          </table:table-cell>
          <table:table-cell table:style-name="Tabla2.A1" office:value-type="string">
            <text:p text:style-name="P3">Uno u otro (exclusivo</text:p>
          </table:table-cell>
          <table:table-cell table:style-name="Tabla2.A1" office:value-type="string">
            <text:p text:style-name="P3">"falls|stays"</text:p>
          </table:table-cell>
        </table:table-row>
        <table:table-row table:style-name="TableLine2216503987712">
          <table:table-cell table:style-name="Tabla2.A1" office:value-type="string">
            <text:p text:style-name="P3">()</text:p>
          </table:table-cell>
          <table:table-cell table:style-name="Tabla2.A1" office:value-type="string">
            <text:p text:style-name="P3">Para agrupar</text:p>
          </table:table-cell>
          <table:table-cell table:style-name="Tabla2.A1" office:value-type="string">
            <text:p text:style-name="P3"/>
          </table:table-cell>
        </table:table-row>
      </table:table>
      <text:p text:style-name="P3">Ejemplo:</text:p>
      <text:p text:style-name="P3">import re</text:p>
      <text:p text:style-name="P3">s1=input()</text:p>
      <text:p text:style-name="P3">f(re.match("^[a-z][A-Z]*$",s1)): <text:s/><text:span text:style-name="T26"># Verdadero si empieza por minúscula y el resto son mayúsculas</text:span></text:p>
      <text:p text:style-name="P3"><text:s text:c="4"/>print(s1[0].upper()+s1[1:].lower())</text:p>
      <text:p text:style-name="P3">elif(re.match("^[A-Z][A-Z]*$",s1)): <text:span text:style-name="T26"># Verdadero si <text:s/>son todo mayúsculas</text:span></text:p>
      <text:p text:style-name="P3"><text:s text:c="4"/>print(s1.lower())</text:p>
      <text:p text:style-name="P3"><text:span text:style-name="T20"/></text:p>
      <text:p text:style-name="P6"><text:span text:style-name="T20">C</text:span><text:span text:style-name="T17">argar datos JSON</text:span></text:p>
      <text:p text:style-name="P3"><text:span text:style-name="T4">import </text:span><text:span text:style-name="T23">json</text:span></text:p>
      <text:p text:style-name="P3"><text:span text:style-name="T2">import </text:span>sys</text:p>
      <text:p text:style-name="P3"><text:span text:style-name="T2">import </text:span>os</text:p>
      <text:p text:style-name="P3"><text:span text:style-name="T2">if </text:span>os.path.isfile(nombreMaximoAntiguo+<text:span text:style-name="T22">'Precalculos.json'</text:span>):</text:p>
      <text:p text:style-name="P3"><text:s text:c="4"/><text:span text:style-name="T2">with </text:span>open(nombreMaximoAntiguo+<text:span text:style-name="T22">'Precalculos.json'</text:span>) <text:span text:style-name="T2">as </text:span>data_file:</text:p>
      <text:p text:style-name="P3"><text:s text:c="8"/>dicYaSolucionados = json.load(data_file)<text:span text:style-name="T29">¡</text:span></text:p>
      <text:p text:style-name="P3"><text:span text:style-name="T15">G</text:span>uardar datos en JSON</text:p>
      <text:p text:style-name="P3">#Finalmente guardamos el precalculo</text:p>
      <text:p text:style-name="P3"><text:span text:style-name="T2">with </text:span>open(sys.argv[<text:span text:style-name="T12">1</text:span>]+<text:span text:style-name="T22">'Precalculos.json'</text:span>, <text:span text:style-name="T22">'w'</text:span>) <text:span text:style-name="T2">as </text:span>outfile:</text:p>
      <text:p text:style-name="P3"><text:s text:c="4"/>json.dump(dicYaSolucionados, outfile)</text:p>
      <text:p text:style-name="P3"/>
      <text:p text:style-name="P1">Funciones estadísticas Numpy</text:p>
      <text:p text:style-name="P3">import numpy as np</text:p>
      <text:p text:style-name="P3">print("Media de ingredientes "+str(np.mean(ingredientePorCadaPizza)))</text:p>
      <text:p text:style-name="P3">print("-&gt; Desviacion tipica: "+ str(np.std(ingredientePorCadaPizza)))</text:p>
      <text:p text:style-name="P3">print("-&gt; Percentil 25: "+ str(np.percentile(ingredientePorCadaPizza, 25)))</text:p>
      <text:p text:style-name="P3"><text:span text:style-name="T8">print("-&gt; </text:span><text:span text:style-name="T9">Perc</text:span><text:span text:style-name="T8"> 50 (Mediana): "+ str(np.percentile(ingredientePorCadaPizza, 50)))</text:span></text:p>
      <text:p text:style-name="P3">print("-&gt; Percentil 75: "+ str(np.percentile(ingredientePorCadaPizza, 75)))</text:p>
      <text:p text:style-name="P3"/>
      <text:p text:style-name="P1">Dibujado con GNUPlot</text:p>
      <text:p text:style-name="P3">import matplotlib.pyplot as plt</text:p>
      <text:p text:style-name="P3">#Imprimo histograma de cuantas v</text:p>
      <text:p text:style-name="P3">plt.title("'"+sys.argv[1]+"' - Histograma aparición ingredientes en pizzas")</text:p>
      <text:p text:style-name="P3">plt.style.use('ggplot')</text:p>
      <text:p text:style-name="P3">plt.xlabel("Frecuencia ingrediente")</text:p>
      <text:p text:style-name="P3">plt.ylabel("Ingredientes con misma frecuencia")</text:p>
      <text:p text:style-name="P3"><text:soft-page-break/>plt.hist(listaIngredientesOrdenadosSoloNumeros)</text:p>
      <text:p text:style-name="P3"><text:span text:style-name="T28">p</text:span>lt.savefig(sys.argv[1]+"-histograma.png")</text:p>
      <text:p text:style-name="P3">#Borramos lienzo</text:p>
      <text:p text:style-name="P3">plt.clf()</text:p>
      <text:p text:style-name="P3"/>
      <text:p text:style-name="P3">#Dibujamos diagrama circular</text:p>
      <text:p text:style-name="P3">plt.title("'"+sys.argv[1]+"' - Circular aparición ingredientes en pizzas")</text:p>
      <text:p text:style-name="P3">plt.pie(listaIngredientesOrdenadosSoloNumeros,autopct="%1.1f%%")</text:p>
      <text:p text:style-name="P3">plt.savefig(sys.argv[1]+"-circulo.png")</text:p>
      <text:p text:style-name="P5"/>
      <text:p text:style-name="P5"/>
      <text:p text:style-name="P2">Permutaciones</text:p>
      <text:p text:style-name="P2"/>
      <text:p text:style-name="P8">import itertools</text:p>
      <text:p text:style-name="P8"/>
      <text:p text:style-name="P8">#EJEMPLOS</text:p>
      <text:p text:style-name="P8">itertools.product('ABCD', repeat=2)</text:p>
      <text:p text:style-name="P8">AA AB AC AD BA BB BC BD CA CB CC CD DA DB DC DD</text:p>
      <text:p text:style-name="P8"/>
      <text:p text:style-name="P8">itertools.permutations('ABCD', 2)</text:p>
      <text:p text:style-name="P8">AB AC AD BA BC BD CA CB CD DA DB DC</text:p>
      <text:p text:style-name="P8"/>
      <text:p text:style-name="P8">itertools.combinations('ABCD', 2)</text:p>
      <text:p text:style-name="P8">AB AC AD BC BD CD</text:p>
      <text:p text:style-name="P8"/>
      <text:p text:style-name="P8">itertools.combinations_with_replacement('ABCD', 2)</text:p>
      <text:p text:style-name="P8">AA AB AC AD BB BC BD CC CD DD</text:p>
      <text:p text:style-name="P8"/>
      <text:p text:style-name="P8">Teoria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216658069568">
          <table:table-cell table:style-name="Tabla1.A1" office:value-type="string">
            <text:p text:style-name="P11"><text:a xlink:type="simple" xlink:href="https://docs.python.org/3/library/itertools.html#itertools.product" text:style-name="Internet_20_link" text:visited-style-name="Visited_20_Internet_20_Link"><text:span text:style-name="Source_20_Text">product()</text:span></text:a></text:p>
          </table:table-cell>
          <table:table-cell table:style-name="Tabla1.A1" office:value-type="string">
            <text:p text:style-name="P11">p, q, … [repeat=1]</text:p>
          </table:table-cell>
          <table:table-cell table:style-name="Tabla1.A1" office:value-type="string">
            <text:p text:style-name="P11">cartesian product, equivalent to a nested for-loop</text:p>
          </table:table-cell>
        </table:table-row>
        <table:table-row table:style-name="TableLine2216658069568">
          <table:table-cell table:style-name="Tabla1.A1" office:value-type="string">
            <text:p text:style-name="P11"><text:a xlink:type="simple" xlink:href="https://docs.python.org/3/library/itertools.html#itertools.permutations" text:style-name="Internet_20_link" text:visited-style-name="Visited_20_Internet_20_Link"><text:span text:style-name="Source_20_Text">permutations()</text:span></text:a></text:p>
          </table:table-cell>
          <table:table-cell table:style-name="Tabla1.A1" office:value-type="string">
            <text:p text:style-name="P11">p[, r]</text:p>
          </table:table-cell>
          <table:table-cell table:style-name="Tabla1.A1" office:value-type="string">
            <text:p text:style-name="P11">r-length tuples, all possible orderings, no repeated elements</text:p>
          </table:table-cell>
        </table:table-row>
        <table:table-row table:style-name="TableLine2216658069568">
          <table:table-cell table:style-name="Tabla1.A1" office:value-type="string">
            <text:p text:style-name="P11"><text:a xlink:type="simple" xlink:href="https://docs.python.org/3/library/itertools.html#itertools.combinations" text:style-name="Internet_20_link" text:visited-style-name="Visited_20_Internet_20_Link"><text:span text:style-name="Source_20_Text">combinations()</text:span></text:a></text:p>
          </table:table-cell>
          <table:table-cell table:style-name="Tabla1.A1" office:value-type="string">
            <text:p text:style-name="P11">p, r</text:p>
          </table:table-cell>
          <table:table-cell table:style-name="Tabla1.A1" office:value-type="string">
            <text:p text:style-name="P11">r-length tuples, in sorted order, no repeated elements</text:p>
          </table:table-cell>
        </table:table-row>
        <table:table-row table:style-name="TableLine2216658069568">
          <table:table-cell table:style-name="Tabla1.A1" office:value-type="string">
            <text:p text:style-name="P11"><text:a xlink:type="simple" xlink:href="https://docs.python.org/3/library/itertools.html#itertools.combinations_with_replacement" text:style-name="Internet_20_link" text:visited-style-name="Visited_20_Internet_20_Link"><text:span text:style-name="Source_20_Text">combinations_with_replacement()</text:span></text:a></text:p>
          </table:table-cell>
          <table:table-cell table:style-name="Tabla1.A1" office:value-type="string">
            <text:p text:style-name="P11">p, r</text:p>
          </table:table-cell>
          <table:table-cell table:style-name="Tabla1.A1" office:value-type="string">
            <text:p text:style-name="P11">r-length tuples, in sorted order, with repeated element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2T19:31:07.245086927</meta:creation-date>
    <dc:date>2021-02-25T14:40:46.343000000</dc:date>
    <meta:editing-duration>PT54M17S</meta:editing-duration>
    <meta:editing-cycles>16</meta:editing-cycles>
    <meta:generator>LibreOffice/7.0.4.2$Windows_X86_64 LibreOffice_project/dcf040e67528d9187c66b2379df5ea4407429775</meta:generator>
    <meta:document-statistic meta:table-count="2" meta:image-count="0" meta:object-count="0" meta:page-count="4" meta:paragraph-count="167" meta:word-count="611" meta:character-count="4881" meta:non-whitespace-character-count="4367"/>
  </office:meta>
</office:document-meta>
</file>